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2.6335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0.7055in"/>
    </style:style>
    <style:style style:name="ro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4" office:value-type="string" calcext:value-type="string">
            <text:p>Registration/Verification page form refinement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aptcha suppor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dding Resending Mail if not received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000-00-00T12:57:55.8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16T12:58:21.545000000</dc:date>
    <meta:generator>LibreOffice/4.1.6.2$Windows_x86 LibreOffice_project/40ff705089295be5be0aae9b15123f687c05b0a</meta:generator>
    <meta:editing-duration>P0D</meta:editing-duration>
    <meta:editing-cycles>3</meta:editing-cycles>
    <meta:document-statistic meta:table-count="3" meta:cell-count="1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